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426cm" fo:min-width="0.175cm" fo:wrap-option="wrap" loext:decorative="false"/>
    </style:style>
    <style:style style:name="gr4" style:family="graphic" style:parent-style-name="standard">
      <style:graphic-properties draw:fill="solid" draw:fill-color="#ff7700" draw:textarea-horizontal-align="justify" draw:textarea-vertical-align="middle" draw:auto-grow-height="false" fo:min-height="0.427cm" fo:min-width="0.175cm" fo:wrap-option="wrap" loext:decorative="false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0.7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1.7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04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93cm" loext:decorative="false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standard">
      <style:graphic-properties draw:fill="solid" draw:fill-color="#50938a" draw:textarea-horizontal-align="justify" draw:textarea-vertical-align="middle" draw:auto-grow-height="false" fo:min-height="0.427cm" fo:min-width="0.175cm" fo:wrap-option="wrap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7700"/>
      <style:paragraph-properties fo:text-align="center"/>
    </style:style>
    <style:style style:name="P4" style:family="paragraph">
      <loext:graphic-properties draw:fill="none" draw:fill-color="#ffffff"/>
      <style:text-properties fo:font-size="9.89999961853027pt"/>
    </style:style>
    <style:style style:name="P5" style:family="paragraph">
      <loext:graphic-properties draw:fill="none" draw:fill-color="#ffffff"/>
      <style:text-properties fo:font-size="8pt"/>
    </style:style>
    <style:style style:name="P6" style:family="paragraph">
      <loext:graphic-properties draw:fill="none" draw:fill-color="#ffffff"/>
      <style:text-properties fo:font-size="9pt"/>
    </style:style>
    <style:style style:name="P7" style:family="paragraph">
      <loext:graphic-properties draw:fill="solid" draw:fill-color="#50938a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92cm" svg:y1="3.458cm" svg:x2="15.105cm" svg:y2="3.458cm">
          <text:p/>
        </draw:line>
        <draw:line draw:style-name="gr2" draw:text-style-name="P1" draw:layer="layout" svg:x1="1.281cm" svg:y1="1.11cm" svg:x2="9.539cm" svg:y2="1.11cm">
          <text:p/>
        </draw:line>
        <draw:custom-shape draw:style-name="gr3" draw:text-style-name="P2" xml:id="id1" draw:id="id1" draw:layer="layout" svg:width="0.953cm" svg:height="0.956cm" svg:x="0.646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2.9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53cm" svg:height="0.956cm" svg:x="5.147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0.953cm" svg:height="0.955cm" svg:x="4.247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3cm" svg:height="0.955cm" svg:x="12.8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53cm" svg:height="0.955cm" svg:x="14.848cm" svg:y="2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0.953cm" svg:height="0.956cm" svg:x="9.148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123cm" svg:y1="1.595cm" svg:x2="4.247cm" svg:y2="3.419cm" draw:start-shape="id1" draw:start-glue-point="8" draw:end-shape="id2" draw:end-glue-point="6" svg:d="M1123 1595c0 1216 1041 1824 3124 1824" svg:viewBox="0 0 3125 1825">
          <text:p/>
        </draw:connector>
        <draw:frame draw:style-name="gr6" draw:text-style-name="P4" draw:layer="layout" svg:width="1.26cm" svg:height="0.917cm" svg:x="8.955cm" svg:y="0.005cm">
          <draw:text-box>
            <text:p><text:span text:style-name="T1">main</text:span></text:p>
          </draw:text-box>
        </draw:frame>
        <draw:frame draw:style-name="gr6" draw:text-style-name="P4" draw:layer="layout" svg:width="1.26cm" svg:height="0.917cm" svg:x="14.751cm" svg:y="3.833cm">
          <draw:text-box>
            <text:p><text:span text:style-name="T1">teste</text:span></text:p>
          </draw:text-box>
        </draw:frame>
        <draw:frame draw:style-name="gr7" draw:text-style-name="P4" draw:layer="layout" svg:width="2.26cm" svg:height="0.917cm" svg:x="3.454cm" svg:y="0.006cm">
          <draw:text-box>
            <text:p><text:span text:style-name="T1">commits….</text:span></text:p>
          </draw:text-box>
        </draw:frame>
        <draw:frame draw:style-name="gr8" draw:text-style-name="P4" draw:layer="layout" svg:width="2.859cm" svg:height="0.916cm" svg:x="2.124cm" svg:y="2.589cm">
          <draw:text-box>
            <text:p><text:span text:style-name="T1">novo branch</text:span></text:p>
          </draw:text-box>
        </draw:frame>
        <draw:custom-shape draw:style-name="gr3" draw:text-style-name="P2" xml:id="id4" draw:id="id4" draw:layer="layout" svg:width="0.953cm" svg:height="0.956cm" svg:x="11.248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9.962cm" svg:y1="1.455cm" svg:x2="11.725cm" svg:y2="2.94cm" draw:start-shape="id3" draw:start-glue-point="9" draw:end-shape="id4" draw:end-glue-point="4" svg:d="M9962 1455c0 1219 1763 477 1763 1485" svg:viewBox="0 0 1764 1486">
          <text:p/>
        </draw:connector>
        <draw:frame draw:style-name="gr10" draw:text-style-name="P5" draw:layer="layout" svg:width="3.546cm" svg:height="1.205cm" svg:x="10.298cm" svg:y="1.228cm">
          <draw:text-box>
            <text:p><text:span text:style-name="T2">Rebase (move a base </text:span></text:p>
            <text:p><text:span text:style-name="T2">do ‘teste’ a este commit </text:span></text:p>
            <text:p><text:span text:style-name="T2">do main</text:span></text:p>
          </draw:text-box>
        </draw:frame>
        <draw:frame draw:style-name="gr11" draw:text-style-name="P6" draw:layer="layout" svg:width="3.093cm" svg:height="0.607cm" svg:x="12.543cm" svg:y="2.406cm">
          <draw:text-box>
            <text:p><text:span text:style-name="T3">commits ‘movidos’</text:span></text:p>
          </draw:text-box>
        </draw:frame>
        <draw:line draw:style-name="gr12" draw:text-style-name="P1" draw:layer="layout" svg:x1="8.437cm" svg:y1="4.127cm" svg:x2="8.437cm" svg:y2="5.397cm">
          <text:p/>
        </draw:line>
        <draw:line draw:style-name="gr1" draw:text-style-name="P1" draw:layer="layout" svg:x1="4.893cm" svg:y1="6.259cm" svg:x2="15.106cm" svg:y2="6.259cm">
          <text:p/>
        </draw:line>
        <draw:custom-shape draw:style-name="gr4" draw:text-style-name="P3" draw:layer="layout" svg:width="0.953cm" svg:height="0.955cm" svg:x="4.248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953cm" svg:height="0.955cm" svg:x="12.84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953cm" svg:height="0.955cm" svg:x="14.84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685cm" svg:height="0.607cm" svg:x="6.34cm" svg:y="7.013cm">
          <draw:text-box>
            <text:p><text:span text:style-name="T3">Nova timeline linear</text:span></text:p>
          </draw:text-box>
        </draw:frame>
        <draw:custom-shape draw:style-name="gr3" draw:text-style-name="P2" draw:layer="layout" svg:width="0.953cm" svg:height="0.956cm" svg:x="11.249cm" svg:y="5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26cm" svg:height="0.917cm" svg:x="14.751cm" svg:y="6.634cm">
          <draw:text-box>
            <text:p><text:span text:style-name="T1">teste</text:span></text:p>
          </draw:text-box>
        </draw:frame>
        <draw:frame draw:style-name="gr6" draw:text-style-name="P4" draw:layer="layout" svg:width="1.26cm" svg:height="0.917cm" svg:x="14.651cm" svg:y="5.135cm">
          <draw:text-box>
            <text:p><text:span text:style-name="T1">main</text:span></text:p>
          </draw:text-box>
        </draw:frame>
        <draw:custom-shape draw:style-name="gr3" draw:text-style-name="P2" draw:layer="layout" svg:width="0.953cm" svg:height="0.956cm" svg:x="4.249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61cm" fo:page-height="7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1:38:27.263483824</meta:creation-date>
    <dc:date>2025-09-08T09:07:45.182202781</dc:date>
    <meta:editing-duration>PT2H23M57S</meta:editing-duration>
    <meta:editing-cycles>19</meta:editing-cycles>
    <meta:generator>LibreOffice/24.2.7.2$Linux_X86_64 LibreOffice_project/420$Build-2</meta:generator>
    <meta:document-statistic meta:object-count="28"/>
  </office:meta>
</office:document-meta>
</file>